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mm" svg:height="90.05mm" svg:x="200.36mm" svg:y="8.23mm">
            <draw:object draw:notify-on-update-of-ranges="Sheet1.F3:Sheet1.F7 Sheet1.F8:Sheet1.F12 Sheet1.F13:Sheet1.F17 Sheet1.F18:Sheet1.F22 Sheet1.F23:Sheet1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7.86mm" svg:height="88.79mm" svg:x="204.18mm" svg:y="113.15mm">
            <draw:object draw:notify-on-update-of-ranges="Sheet1.F33:Sheet1.F37 Sheet1.F38:Sheet1.F42 Sheet1.F43:Sheet1.F47 Sheet1.F48:Sheet1.F52 Sheet1.F53:Sheet1.F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gram is closed before the compres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Compression rate</text:p>
          </table:table-cell>
          <table:table-cell office:value-type="string" calcext:value-type="string">
            <text:p>Time(ms)</text:p>
          </table:table-cell>
          <table:table-cell/>
          <table:table-cell office:value-type="string" calcext:value-type="string">
            <text:p>Bytes / ms</text:p>
          </table:table-cell>
          <table:table-cell office:value-type="string" calcext:value-type="string">
            <text:p>Average / file</text:p>
          </table:table-cell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]/[.D3]" office:value-type="float" office:value="8.38333333333333" calcext:value-type="float">
            <text:p>8.38333333333333</text:p>
          </table:table-cell>
          <table:table-cell table:formula="of:=SUM([.F3:.F7])/5" office:value-type="float" office:value="6.55400313971743" calcext:value-type="float">
            <text:p>6.55400313971743</text:p>
          </table:table-cell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4]/[.D4]" office:value-type="float" office:value="5.98809523809524" calcext:value-type="float">
            <text:p>5.98809523809524</text:p>
          </table:table-cell>
          <table:table-cell/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5]/[.D5]" office:value-type="float" office:value="5.13265306122449" calcext:value-type="float">
            <text:p>5.13265306122449</text:p>
          </table:table-cell>
          <table:table-cell/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6]/[.D6]" office:value-type="float" office:value="5.52747252747253" calcext:value-type="float">
            <text:p>5.52747252747253</text:p>
          </table:table-cell>
          <table:table-cell/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7]/[.D7]" office:value-type="float" office:value="7.73846153846154" calcext:value-type="float">
            <text:p>7.73846153846154</text:p>
          </table:table-cell>
          <table:table-cell/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8]/[.D8]" office:value-type="float" office:value="25.4754098360656" calcext:value-type="float">
            <text:p>25.4754098360656</text:p>
          </table:table-cell>
          <table:table-cell table:formula="of:=SUM([.F8:.F12])/5" office:value-type="float" office:value="28.6019093996354" calcext:value-type="float">
            <text:p>28.6019093996354</text:p>
          </table:table-cell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B9]/[.D9]" office:value-type="float" office:value="30.7722772277228" calcext:value-type="float">
            <text:p>30.7722772277228</text:p>
          </table:table-cell>
          <table:table-cell/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B10]/[.D10]" office:value-type="float" office:value="25.2682926829268" calcext:value-type="float">
            <text:p>25.2682926829268</text:p>
          </table:table-cell>
          <table:table-cell/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11]/[.D11]" office:value-type="float" office:value="28.7777777777778" calcext:value-type="float">
            <text:p>28.7777777777778</text:p>
          </table:table-cell>
          <table:table-cell/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12]/[.D12]" office:value-type="float" office:value="32.7157894736842" calcext:value-type="float">
            <text:p>32.7157894736842</text:p>
          </table:table-cell>
          <table:table-cell/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B13]/[.D13]" office:value-type="float" office:value="68.1898734177215" calcext:value-type="float">
            <text:p>68.1898734177215</text:p>
          </table:table-cell>
          <table:table-cell table:formula="of:=SUM([.F13:.F17])/5" office:value-type="float" office:value="68.7490980069346" calcext:value-type="float">
            <text:p>68.7490980069346</text:p>
          </table:table-cell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B14]/[.D14]" office:value-type="float" office:value="73.7945205479452" calcext:value-type="float">
            <text:p>73.7945205479452</text:p>
          </table:table-cell>
          <table:table-cell/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B15]/[.D15]" office:value-type="float" office:value="70.5720524017467" calcext:value-type="float">
            <text:p>70.5720524017467</text:p>
          </table:table-cell>
          <table:table-cell/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B16]/[.D16]" office:value-type="float" office:value="67.0580912863071" calcext:value-type="float">
            <text:p>67.0580912863071</text:p>
          </table:table-cell>
          <table:table-cell/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B17]/[.D17]" office:value-type="float" office:value="64.1309523809524" calcext:value-type="float">
            <text:p>64.1309523809524</text:p>
          </table:table-cell>
          <table:table-cell/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B18]/[.D18]" office:value-type="float" office:value="71.5870786516854" calcext:value-type="float">
            <text:p>71.5870786516854</text:p>
          </table:table-cell>
          <table:table-cell table:formula="of:=SUM([.F18:.F22])/5" office:value-type="float" office:value="72.0799950882144" calcext:value-type="float">
            <text:p>72.0799950882144</text:p>
          </table:table-cell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B19]/[.D19]" office:value-type="float" office:value="72.8142857142857" calcext:value-type="float">
            <text:p>72.8142857142857</text:p>
          </table:table-cell>
          <table:table-cell/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B20]/[.D20]" office:value-type="float" office:value="72.1954674220963" calcext:value-type="float">
            <text:p>72.1954674220963</text:p>
          </table:table-cell>
          <table:table-cell/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[.B21]/[.D21]" office:value-type="float" office:value="70.9888579387187" calcext:value-type="float">
            <text:p>70.9888579387187</text:p>
          </table:table-cell>
          <table:table-cell/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B22]/[.D22]" office:value-type="float" office:value="72.8142857142857" calcext:value-type="float">
            <text:p>72.8142857142857</text:p>
          </table:table-cell>
          <table:table-cell/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5601" calcext:value-type="float">
            <text:p>25601</text:p>
          </table:table-cell>
          <table:table-cell/>
          <table:table-cell table:formula="of:=[.B23]/[.D23]" office:value-type="float" office:value="11.4433029959767" calcext:value-type="float">
            <text:p>11.4433029959767</text:p>
          </table:table-cell>
          <table:table-cell table:formula="of:=SUM([.F23:.F27])/5" office:value-type="float" office:value="11.2889823573501" calcext:value-type="float">
            <text:p>11.2889823573501</text:p>
          </table:table-cell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5853" calcext:value-type="float">
            <text:p>25853</text:p>
          </table:table-cell>
          <table:table-cell/>
          <table:table-cell table:formula="of:=[.B24]/[.D24]" office:value-type="float" office:value="11.3317603372916" calcext:value-type="float">
            <text:p>11.3317603372916</text:p>
          </table:table-cell>
          <table:table-cell/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5891" calcext:value-type="float">
            <text:p>25891</text:p>
          </table:table-cell>
          <table:table-cell/>
          <table:table-cell table:formula="of:=[.B25]/[.D25]" office:value-type="float" office:value="11.3151288092387" calcext:value-type="float">
            <text:p>11.3151288092387</text:p>
          </table:table-cell>
          <table:table-cell/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6462" calcext:value-type="float">
            <text:p>26462</text:p>
          </table:table-cell>
          <table:table-cell/>
          <table:table-cell table:formula="of:=[.B26]/[.D26]" office:value-type="float" office:value="11.0709696923891" calcext:value-type="float">
            <text:p>11.0709696923891</text:p>
          </table:table-cell>
          <table:table-cell/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5963" calcext:value-type="float">
            <text:p>25963</text:p>
          </table:table-cell>
          <table:table-cell/>
          <table:table-cell table:formula="of:=[.B27]/[.D27]" office:value-type="float" office:value="11.2837499518546" calcext:value-type="float">
            <text:p>11.283749951854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table:formula="of:=SUM([.F3:.F27])/25" office:value-type="float" office:value="37.4547975983704" calcext:value-type="float">
            <text:p>37.45479759837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rage w/o test4.txt</text:p>
          </table:table-cell>
          <table:table-cell table:formula="of:=SUM([.F3:.F22])/20" office:value-type="float" office:value="43.9962514086254" calcext:value-type="float">
            <text:p>43.99625140862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gram is running between the compress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Compression rate</text:p>
          </table:table-cell>
          <table:table-cell office:value-type="string" calcext:value-type="string">
            <text:p>Time(ms)</text:p>
          </table:table-cell>
          <table:table-cell/>
          <table:table-cell office:value-type="string" calcext:value-type="string">
            <text:p>Bytes / ms</text:p>
          </table:table-cell>
          <table:table-cell/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]/[.D33]" office:value-type="float" office:value="100.6" calcext:value-type="float">
            <text:p>100.6</text:p>
          </table:table-cell>
          <table:table-cell/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4]/[.D34]" office:value-type="float" office:value="83.8333333333333" calcext:value-type="float">
            <text:p>83.8333333333333</text:p>
          </table:table-cell>
          <table:table-cell/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5]/[.D35]" office:value-type="float" office:value="251.5" calcext:value-type="float">
            <text:p>251.5</text:p>
          </table:table-cell>
          <table:table-cell/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]/[.D36]" office:value-type="float" office:value="100.6" calcext:value-type="float">
            <text:p>100.6</text:p>
          </table:table-cell>
          <table:table-cell/>
        </table:table-row>
        <table:table-row table:style-name="ro1">
          <table:table-cell office:value-type="string" calcext:value-type="string">
            <text:p>397.txt</text:p>
          </table:table-cell>
          <table:table-cell office:value-type="float" office:value="503" calcext:value-type="float">
            <text:p>503</text:p>
          </table:table-cell>
          <table:table-cell office:value-type="float" office:value="83.1013916500994" calcext:value-type="float">
            <text:p>83.101391650099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7]/[.D37]" office:value-type="float" office:value="100.6" calcext:value-type="float">
            <text:p>100.6</text:p>
          </table:table-cell>
          <table:table-cell/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38]/[.D38]" office:value-type="float" office:value="172.666666666667" calcext:value-type="float">
            <text:p>172.666666666667</text:p>
          </table:table-cell>
          <table:table-cell/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9]/[.D39]" office:value-type="float" office:value="81.7894736842105" calcext:value-type="float">
            <text:p>81.7894736842105</text:p>
          </table:table-cell>
          <table:table-cell/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40]/[.D40]" office:value-type="float" office:value="141.272727272727" calcext:value-type="float">
            <text:p>141.272727272727</text:p>
          </table:table-cell>
          <table:table-cell/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41]/[.D41]" office:value-type="float" office:value="194.25" calcext:value-type="float">
            <text:p>194.25</text:p>
          </table:table-cell>
          <table:table-cell/>
        </table:table-row>
        <table:table-row table:style-name="ro1">
          <table:table-cell office:value-type="string" calcext:value-type="string">
            <text:p>056.txt</text:p>
          </table:table-cell>
          <table:table-cell office:value-type="float" office:value="3108" calcext:value-type="float">
            <text:p>3108</text:p>
          </table:table-cell>
          <table:table-cell office:value-type="float" office:value="61.1325611325611" calcext:value-type="float">
            <text:p>61.13256113256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42]/[.D42]" office:value-type="float" office:value="119.538461538462" calcext:value-type="float">
            <text:p>119.538461538462</text:p>
          </table:table-cell>
          <table:table-cell/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43]/[.D43]" office:value-type="float" office:value="156.902912621359" calcext:value-type="float">
            <text:p>156.902912621359</text:p>
          </table:table-cell>
          <table:table-cell/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44]/[.D44]" office:value-type="float" office:value="179.566666666667" calcext:value-type="float">
            <text:p>179.566666666667</text:p>
          </table:table-cell>
          <table:table-cell/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B45]/[.D45]" office:value-type="float" office:value="153.914285714286" calcext:value-type="float">
            <text:p>153.914285714286</text:p>
          </table:table-cell>
          <table:table-cell/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B46]/[.D46]" office:value-type="float" office:value="152.462264150943" calcext:value-type="float">
            <text:p>152.462264150943</text:p>
          </table:table-cell>
          <table:table-cell/>
        </table:table-row>
        <table:table-row table:style-name="ro1">
          <table:table-cell office:value-type="string" calcext:value-type="string">
            <text:p>401.txt</text:p>
          </table:table-cell>
          <table:table-cell office:value-type="float" office:value="16161" calcext:value-type="float">
            <text:p>16161</text:p>
          </table:table-cell>
          <table:table-cell office:value-type="float" office:value="57.7006373367985" calcext:value-type="float">
            <text:p>57.7006373367985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47]/[.D47]" office:value-type="float" office:value="135.806722689076" calcext:value-type="float">
            <text:p>135.806722689076</text:p>
          </table:table-cell>
          <table:table-cell/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48]/[.D48]" office:value-type="float" office:value="117.986111111111" calcext:value-type="float">
            <text:p>117.986111111111</text:p>
          </table:table-cell>
          <table:table-cell/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B49]/[.D49]" office:value-type="float" office:value="138.505434782609" calcext:value-type="float">
            <text:p>138.505434782609</text:p>
          </table:table-cell>
          <table:table-cell/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B50]/[.D50]" office:value-type="float" office:value="144.801136363636" calcext:value-type="float">
            <text:p>144.801136363636</text:p>
          </table:table-cell>
          <table:table-cell/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B51]/[.D51]" office:value-type="float" office:value="132.734375" calcext:value-type="float">
            <text:p>132.734375</text:p>
          </table:table-cell>
          <table:table-cell/>
        </table:table-row>
        <table:table-row table:style-name="ro1">
          <table:table-cell office:value-type="string" calcext:value-type="string">
            <text:p>290.txt</text:p>
          </table:table-cell>
          <table:table-cell office:value-type="float" office:value="25485" calcext:value-type="float">
            <text:p>25485</text:p>
          </table:table-cell>
          <table:table-cell office:value-type="float" office:value="56.2840886796155" calcext:value-type="float">
            <text:p>56.284088679615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52]/[.D52]" office:value-type="float" office:value="154.454545454545" calcext:value-type="float">
            <text:p>154.454545454545</text:p>
          </table:table-cell>
          <table:table-cell/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6702" calcext:value-type="float">
            <text:p>26702</text:p>
          </table:table-cell>
          <table:table-cell/>
          <table:table-cell table:formula="of:=[.B53]/[.D53]" office:value-type="float" office:value="10.9714628117744" calcext:value-type="float">
            <text:p>10.9714628117744</text:p>
          </table:table-cell>
          <table:table-cell/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7414" calcext:value-type="float">
            <text:p>27414</text:p>
          </table:table-cell>
          <table:table-cell/>
          <table:table-cell table:formula="of:=[.B54]/[.D54]" office:value-type="float" office:value="10.6865105420588" calcext:value-type="float">
            <text:p>10.6865105420588</text:p>
          </table:table-cell>
          <table:table-cell/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6506" calcext:value-type="float">
            <text:p>26506</text:p>
          </table:table-cell>
          <table:table-cell/>
          <table:table-cell table:formula="of:=[.B55]/[.D55]" office:value-type="float" office:value="11.0525918659926" calcext:value-type="float">
            <text:p>11.0525918659926</text:p>
          </table:table-cell>
          <table:table-cell/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4790" calcext:value-type="float">
            <text:p>24790</text:p>
          </table:table-cell>
          <table:table-cell/>
          <table:table-cell table:formula="of:=[.B56]/[.D56]" office:value-type="float" office:value="11.8176684146833" calcext:value-type="float">
            <text:p>11.8176684146833</text:p>
          </table:table-cell>
          <table:table-cell/>
        </table:table-row>
        <table:table-row table:style-name="ro1">
          <table:table-cell office:value-type="string" calcext:value-type="string">
            <text:p>test4.txt</text:p>
          </table:table-cell>
          <table:table-cell office:value-type="float" office:value="292960" calcext:value-type="float">
            <text:p>292960</text:p>
          </table:table-cell>
          <table:table-cell office:value-type="float" office:value="57.37609229929" calcext:value-type="float">
            <text:p>57.37609229929</text:p>
          </table:table-cell>
          <table:table-cell office:value-type="float" office:value="27652" calcext:value-type="float">
            <text:p>27652</text:p>
          </table:table-cell>
          <table:table-cell/>
          <table:table-cell table:formula="of:=[.B57]/[.D57]" office:value-type="float" office:value="10.594532041082" calcext:value-type="float">
            <text:p>10.59453204108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table:formula="of:=SUM([.F33:.F57])/25" office:value-type="float" office:value="114.756315309009" calcext:value-type="float">
            <text:p>114.75631530900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rage w/o test4.txt</text:p>
          </table:table-cell>
          <table:table-cell table:formula="of:=SUM([.F33:.F52])/20" office:value-type="float" office:value="140.689255852482" calcext:value-type="float">
            <text:p>140.6892558524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04:14.447634230</meta:creation-date>
    <dc:date>2020-09-05T16:24:34.167501132</dc:date>
    <meta:editing-duration>PT22M36S</meta:editing-duration>
    <meta:editing-cycles>4</meta:editing-cycles>
    <meta:generator>LibreOffice/6.0.7.3$Linux_X86_64 LibreOffice_project/00m0$Build-3</meta:generator>
    <meta:document-statistic meta:table-count="1" meta:cell-count="2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3.8cm" svg:y="0.344cm" chart:style-name="ch2">
          <text:p>Program is closed before the compression</text:p>
        </chart:title>
        <chart:legend chart:legend-position="bottom" svg:x="2.409cm" svg:y="8.407cm" style:legend-expansion="wide" chart:style-name="ch3"/>
        <chart:plot-area chart:style-name="ch4" table:cell-range-address="Sheet1.F3:Sheet1.F27" chart:data-source-has-labels="row" svg:x="1.33cm" svg:y="1.275cm" svg:width="14.342cm" svg:height="5.787cm">
          <chartooo:coordinate-region svg:x="1.951cm" svg:y="1.474cm" svg:width="13.627cm" svg:height="4.941cm"/>
          <chart:axis chart:dimension="x" chart:name="primary-x" chart:style-name="ch5">
            <chart:title svg:x="8.139cm" svg:y="7.242cm" chart:style-name="ch6">
              <text:p>Test</text:p>
            </chart:title>
          </chart:axis>
          <chart:axis chart:dimension="y" chart:name="primary-y" chart:style-name="ch5">
            <chart:title svg:x="0.451cm" svg:y="4.873cm" chart:style-name="ch7">
              <text:p>Bytes/ms</text:p>
            </chart:title>
            <chart:grid chart:style-name="ch8" chart:class="major"/>
          </chart:axis>
          <chart:series chart:style-name="ch9" chart:values-cell-range-address="Sheet1.F3:Sheet1.F7" loext:label-string="397.txt" chart:class="chart:line">
            <chart:data-point chart:repeated="5"/>
          </chart:series>
          <chart:series chart:style-name="ch10" chart:values-cell-range-address="Sheet1.F8:Sheet1.F12" loext:label-string="056.txt" chart:class="chart:line">
            <chart:data-point chart:repeated="5"/>
          </chart:series>
          <chart:series chart:style-name="ch11" chart:values-cell-range-address="Sheet1.F13:Sheet1.F17" loext:label-string="401.txt" chart:class="chart:line">
            <chart:data-point chart:repeated="5"/>
          </chart:series>
          <chart:series chart:style-name="ch12" chart:values-cell-range-address="Sheet1.F18:Sheet1.F22" loext:label-string="290.txt" chart:class="chart:line">
            <chart:data-point chart:repeated="5"/>
          </chart:series>
          <chart:series chart:style-name="ch13" chart:values-cell-range-address="Sheet1.F23:Sheet1.F27" loext:label-string="test4.txt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97.txt</text:p>
              </table:table-cell>
              <table:table-cell office:value-type="string">
                <text:p>056.txt</text:p>
              </table:table-cell>
              <table:table-cell office:value-type="string">
                <text:p>401.txt</text:p>
              </table:table-cell>
              <table:table-cell office:value-type="string">
                <text:p>290.txt</text:p>
              </table:table-cell>
              <table:table-cell office:value-type="string">
                <text:p>test4.tx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8333333333333">
                <text:p>8.38333333333333</text:p>
                <draw:g>
                  <svg:desc>Sheet1.F3:Sheet1.F7</svg:desc>
                </draw:g>
              </table:table-cell>
              <table:table-cell office:value-type="float" office:value="25.4754098360656">
                <text:p>25.4754098360656</text:p>
                <draw:g>
                  <svg:desc>Sheet1.F8:Sheet1.F12</svg:desc>
                </draw:g>
              </table:table-cell>
              <table:table-cell office:value-type="float" office:value="68.1898734177215">
                <text:p>68.1898734177215</text:p>
                <draw:g>
                  <svg:desc>Sheet1.F13:Sheet1.F17</svg:desc>
                </draw:g>
              </table:table-cell>
              <table:table-cell office:value-type="float" office:value="71.5870786516854">
                <text:p>71.5870786516854</text:p>
                <draw:g>
                  <svg:desc>Sheet1.F18:Sheet1.F22</svg:desc>
                </draw:g>
              </table:table-cell>
              <table:table-cell office:value-type="float" office:value="11.4433029959767">
                <text:p>11.4433029959767</text:p>
                <draw:g>
                  <svg:desc>Sheet1.F23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8809523809524">
                <text:p>5.98809523809524</text:p>
              </table:table-cell>
              <table:table-cell office:value-type="float" office:value="30.7722772277228">
                <text:p>30.7722772277228</text:p>
              </table:table-cell>
              <table:table-cell office:value-type="float" office:value="73.7945205479452">
                <text:p>73.7945205479452</text:p>
              </table:table-cell>
              <table:table-cell office:value-type="float" office:value="72.8142857142857">
                <text:p>72.8142857142857</text:p>
              </table:table-cell>
              <table:table-cell office:value-type="float" office:value="11.3317603372916">
                <text:p>11.3317603372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3265306122449">
                <text:p>5.13265306122449</text:p>
              </table:table-cell>
              <table:table-cell office:value-type="float" office:value="25.2682926829268">
                <text:p>25.2682926829268</text:p>
              </table:table-cell>
              <table:table-cell office:value-type="float" office:value="70.5720524017467">
                <text:p>70.5720524017467</text:p>
              </table:table-cell>
              <table:table-cell office:value-type="float" office:value="72.1954674220963">
                <text:p>72.1954674220963</text:p>
              </table:table-cell>
              <table:table-cell office:value-type="float" office:value="11.3151288092387">
                <text:p>11.3151288092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2747252747253">
                <text:p>5.52747252747253</text:p>
              </table:table-cell>
              <table:table-cell office:value-type="float" office:value="28.7777777777778">
                <text:p>28.7777777777778</text:p>
              </table:table-cell>
              <table:table-cell office:value-type="float" office:value="67.0580912863071">
                <text:p>67.0580912863071</text:p>
              </table:table-cell>
              <table:table-cell office:value-type="float" office:value="70.9888579387187">
                <text:p>70.9888579387187</text:p>
              </table:table-cell>
              <table:table-cell office:value-type="float" office:value="11.0709696923891">
                <text:p>11.070969692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3846153846154">
                <text:p>7.73846153846154</text:p>
              </table:table-cell>
              <table:table-cell office:value-type="float" office:value="32.7157894736842">
                <text:p>32.7157894736842</text:p>
              </table:table-cell>
              <table:table-cell office:value-type="float" office:value="64.1309523809524">
                <text:p>64.1309523809524</text:p>
              </table:table-cell>
              <table:table-cell office:value-type="float" office:value="72.8142857142857">
                <text:p>72.8142857142857</text:p>
              </table:table-cell>
              <table:table-cell office:value-type="float" office:value="11.2837499518546">
                <text:p>11.2837499518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87cm" svg:height="8.88cm" xlink:href=".." xlink:type="simple" chart:class="chart:line" chart:style-name="ch1">
        <chart:title svg:x="3.219cm" svg:y="0.313cm" chart:style-name="ch2">
          <text:p>Program is running between the compressions</text:p>
        </chart:title>
        <chart:legend chart:legend-position="end" svg:x="13.173cm" svg:y="3.145cm" style:legend-expansion="high" chart:style-name="ch3"/>
        <chart:plot-area chart:style-name="ch4" table:cell-range-address="Sheet1.F33:Sheet1.F57" chart:data-source-has-labels="both" svg:x="0.259cm" svg:y="1.953cm" svg:width="12.542cm" svg:height="5.714cm">
          <chartooo:coordinate-region svg:x="1.066cm" svg:y="2.153cm" svg:width="11.641cm" svg:height="4.867cm"/>
          <chart:axis chart:dimension="x" chart:name="primary-x" chart:style-name="ch5">
            <chart:title svg:x="6.168cm" svg:y="7.844cm" chart:style-name="ch6">
              <text:p>Test</text:p>
            </chart:title>
          </chart:axis>
          <chart:axis chart:dimension="x" chart:name="secondary-x" chart:style-name="ch7">
            <chart:title svg:x="5.825cm" svg:y="1.216cm" chart:style-name="ch6">
              <text:p>Bytes/ms</text:p>
            </chart:title>
          </chart:axis>
          <chart:axis chart:dimension="y" chart:name="primary-y" chart:style-name="ch5">
            <chart:grid chart:style-name="ch8" chart:class="major"/>
          </chart:axis>
          <chart:series chart:style-name="ch9" chart:values-cell-range-address="Sheet1.F33:Sheet1.F37" loext:label-string="397.txt" chart:class="chart:line">
            <chart:data-point chart:repeated="5"/>
          </chart:series>
          <chart:series chart:style-name="ch10" chart:values-cell-range-address="Sheet1.F38:Sheet1.F42" loext:label-string="056.txt" chart:class="chart:line">
            <chart:data-point chart:repeated="5"/>
          </chart:series>
          <chart:series chart:style-name="ch11" chart:values-cell-range-address="Sheet1.F43:Sheet1.F47" loext:label-string="401.txt" chart:class="chart:line">
            <chart:data-point chart:repeated="5"/>
          </chart:series>
          <chart:series chart:style-name="ch12" chart:values-cell-range-address="Sheet1.F48:Sheet1.F52" loext:label-string="290.txt" chart:class="chart:line">
            <chart:data-point chart:repeated="5"/>
          </chart:series>
          <chart:series chart:style-name="ch13" chart:values-cell-range-address="Sheet1.F53:Sheet1.F57" loext:label-string="test4.txt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97.txt</text:p>
              </table:table-cell>
              <table:table-cell office:value-type="string">
                <text:p>056.txt</text:p>
              </table:table-cell>
              <table:table-cell office:value-type="string">
                <text:p>401.txt</text:p>
              </table:table-cell>
              <table:table-cell office:value-type="string">
                <text:p>290.txt</text:p>
              </table:table-cell>
              <table:table-cell office:value-type="string">
                <text:p>test4.tx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.6">
                <text:p>100.6</text:p>
                <draw:g>
                  <svg:desc>Sheet1.F33:Sheet1.F37</svg:desc>
                </draw:g>
              </table:table-cell>
              <table:table-cell office:value-type="float" office:value="172.666666666667">
                <text:p>172.666666666667</text:p>
                <draw:g>
                  <svg:desc>Sheet1.F38:Sheet1.F42</svg:desc>
                </draw:g>
              </table:table-cell>
              <table:table-cell office:value-type="float" office:value="156.902912621359">
                <text:p>156.902912621359</text:p>
                <draw:g>
                  <svg:desc>Sheet1.F43:Sheet1.F47</svg:desc>
                </draw:g>
              </table:table-cell>
              <table:table-cell office:value-type="float" office:value="117.986111111111">
                <text:p>117.986111111111</text:p>
                <draw:g>
                  <svg:desc>Sheet1.F48:Sheet1.F52</svg:desc>
                </draw:g>
              </table:table-cell>
              <table:table-cell office:value-type="float" office:value="10.9714628117744">
                <text:p>10.9714628117744</text:p>
                <draw:g>
                  <svg:desc>Sheet1.F53:Sheet1.F57</svg:desc>
                </draw:g>
              </table:table-cell>
            </table:table-row>
            <table:table-row>
              <table:table-cell office:value-type="string"/>
              <table:table-cell office:value-type="float" office:value="83.8333333333333">
                <text:p>83.8333333333333</text:p>
              </table:table-cell>
              <table:table-cell office:value-type="float" office:value="81.7894736842105">
                <text:p>81.7894736842105</text:p>
              </table:table-cell>
              <table:table-cell office:value-type="float" office:value="179.566666666667">
                <text:p>179.566666666667</text:p>
              </table:table-cell>
              <table:table-cell office:value-type="float" office:value="138.505434782609">
                <text:p>138.505434782609</text:p>
              </table:table-cell>
              <table:table-cell office:value-type="float" office:value="10.6865105420588">
                <text:p>10.6865105420588</text:p>
              </table:table-cell>
            </table:table-row>
            <table:table-row>
              <table:table-cell office:value-type="string"/>
              <table:table-cell office:value-type="float" office:value="251.5">
                <text:p>251.5</text:p>
              </table:table-cell>
              <table:table-cell office:value-type="float" office:value="141.272727272727">
                <text:p>141.272727272727</text:p>
              </table:table-cell>
              <table:table-cell office:value-type="float" office:value="153.914285714286">
                <text:p>153.914285714286</text:p>
              </table:table-cell>
              <table:table-cell office:value-type="float" office:value="144.801136363636">
                <text:p>144.801136363636</text:p>
              </table:table-cell>
              <table:table-cell office:value-type="float" office:value="11.0525918659926">
                <text:p>11.0525918659926</text:p>
              </table:table-cell>
            </table:table-row>
            <table:table-row>
              <table:table-cell office:value-type="string"/>
              <table:table-cell office:value-type="float" office:value="100.6">
                <text:p>100.6</text:p>
              </table:table-cell>
              <table:table-cell office:value-type="float" office:value="194.25">
                <text:p>194.25</text:p>
              </table:table-cell>
              <table:table-cell office:value-type="float" office:value="152.462264150943">
                <text:p>152.462264150943</text:p>
              </table:table-cell>
              <table:table-cell office:value-type="float" office:value="132.734375">
                <text:p>132.734375</text:p>
              </table:table-cell>
              <table:table-cell office:value-type="float" office:value="11.8176684146833">
                <text:p>11.8176684146833</text:p>
              </table:table-cell>
            </table:table-row>
            <table:table-row>
              <table:table-cell office:value-type="string"/>
              <table:table-cell office:value-type="float" office:value="100.6">
                <text:p>100.6</text:p>
              </table:table-cell>
              <table:table-cell office:value-type="float" office:value="119.538461538462">
                <text:p>119.538461538462</text:p>
              </table:table-cell>
              <table:table-cell office:value-type="float" office:value="135.806722689076">
                <text:p>135.806722689076</text:p>
              </table:table-cell>
              <table:table-cell office:value-type="float" office:value="154.454545454545">
                <text:p>154.454545454545</text:p>
              </table:table-cell>
              <table:table-cell office:value-type="float" office:value="10.594532041082">
                <text:p>10.594532041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